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c0f5" officeooo:paragraph-rsid="000ec0f5"/>
    </style:style>
    <style:style style:name="P2" style:family="paragraph" style:parent-style-name="Text_20_body">
      <style:text-properties officeooo:rsid="00104104" officeooo:paragraph-rsid="00104104"/>
    </style:style>
    <style:style style:name="P3" style:family="paragraph" style:parent-style-name="Text_20_body">
      <style:text-properties officeooo:rsid="001413f7" officeooo:paragraph-rsid="001413f7"/>
    </style:style>
    <style:style style:name="P4" style:family="paragraph" style:parent-style-name="Text_20_body">
      <style:paragraph-properties fo:text-align="start" style:justify-single-word="false" style:writing-mode="lr-tb"/>
      <style:text-properties fo:font-weight="bold" officeooo:rsid="0011bcbf" officeooo:paragraph-rsid="001413f7" style:font-weight-asian="bold" style:font-weight-complex="bold"/>
    </style:style>
    <style:style style:name="P5" style:family="paragraph" style:parent-style-name="Heading_20_1">
      <style:text-properties officeooo:rsid="000ec0f5" officeooo:paragraph-rsid="000ec0f5"/>
    </style:style>
    <style:style style:name="P6" style:family="paragraph" style:parent-style-name="Heading_20_2">
      <style:text-properties officeooo:rsid="00104104" officeooo:paragraph-rsid="00104104"/>
    </style:style>
    <style:style style:name="T1" style:family="text">
      <style:text-properties officeooo:rsid="0012eb77"/>
    </style:style>
    <style:style style:name="T2" style:family="text">
      <style:text-properties fo:font-weight="normal" officeooo:rsid="001726d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Harjoitustehtävän <text:span text:style-name="T1">4</text:span> raportti</text:h>
      <text:p text:style-name="P1">Tomi Jolkkonen</text:p>
      <text:p text:style-name="P1">TIEA3000 Johdatus sulautettuihin järjestelmiin</text:p>
      <text:p text:style-name="P1"/>
      <text:h text:style-name="P6" text:outline-level="2">Tehtävän tekemiseen kulunut aika (arvio)</text:h>
      <text:p text:style-name="P3">15h</text:p>
      <text:p text:style-name="P2"/>
      <text:h text:style-name="P6" text:outline-level="2">Vapaa kommentti</text:h>
      <text:p text:style-name="P4"><text:span text:style-name="T2">oli jo selkeästi vaikeampi, erityisiä hankaluuksia tuotti mittausajan saaminen muistipaikkaan. Minusta tuntuu että en ihan onnistunut siinä, vaan sain mittaukset toimimaan, samoin muistin nollaukset, ja arvotkin menivät muuttuessaan silmukan avulla EEPROMille, mutta aika näytti jotain kummia lukuja. Samoin tulostuksesta tuli nolla-arvoja ulos, vaikka yritin tehdä ehdon ettei nollatuloksia tulosteta. Jotain siihen jäi ongelmia, mutta yritin ainakin parhaani.</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08:53:08.207295074</meta:creation-date>
    <dc:date>2020-10-10T16:52:17.163523228</dc:date>
    <meta:editing-duration>PT9M43S</meta:editing-duration>
    <meta:editing-cycles>6</meta:editing-cycles>
    <meta:generator>LibreOffice/6.4.6.2$Linux_X86_64 LibreOffice_project/40$Build-2</meta:generator>
    <meta:document-statistic meta:table-count="0" meta:image-count="0" meta:object-count="0" meta:page-count="1" meta:paragraph-count="7" meta:word-count="74" meta:character-count="607" meta:non-whitespace-character-count="540"/>
  </office:meta>
</office:document-meta>
</file>